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6.986cm" style:page-number="auto" table:align="left" style:writing-mode="lr-tb"/>
    </style:style>
    <style:style style:name="Tabella1.A" style:family="table-column">
      <style:table-column-properties style:column-width="8.909cm"/>
    </style:style>
    <style:style style:name="Tabella1.B" style:family="table-column">
      <style:table-column-properties style:column-width="8.077cm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319cm"/>
    </style:style>
    <style:style style:name="Tabella4.B" style:family="table-column">
      <style:table-column-properties style:column-width="8.929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Times New Roman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6" style:family="paragraph" style:parent-style-name="Normale">
      <style:text-properties style:font-name="Times New Roman" fo:font-size="10.5pt" style:font-size-asian="10.5pt" style:font-size-complex="10.5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8" style:family="paragraph" style:parent-style-name="Normale">
      <style:text-properties style:font-name="Arial" fo:font-size="11pt" style:font-size-asian="11pt" style:font-size-complex="11pt"/>
    </style:style>
    <style:style style:name="P29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style:font-name="Arial" fo:font-size="11pt" style:font-size-asian="11pt" style:font-size-complex="11pt"/>
    </style:style>
    <style:style style:name="P35" style:family="paragraph" style:parent-style-name="Standard" style:master-page-name="">
      <style:paragraph-properties fo:text-align="end" style:justify-single-word="false" fo:hyphenation-ladder-count="no-limit" style:page-number="auto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1pt" fo:background-color="transparent" style:font-size-asian="11pt" style:font-size-complex="11pt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use-window-font-color="true" style:font-name="Arial" fo:font-size="11pt" fo:font-weight="normal" fo:background-color="#ffff00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.635cm" fo:margin-right="0cm" fo:text-align="justify" style:justify-single-word="false" fo:text-indent="0.614cm" style:auto-text-indent="false"/>
      <style:text-properties style:font-name="Arial" fo:font-size="11pt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0.5pt" style:font-size-asian="10.5pt" style:font-size-complex="10.5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46" style:family="paragraph" style:parent-style-name="Standard" style:list-style-name="L2">
      <style:paragraph-properties fo:line-height="100%" fo:text-align="justify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Arial" fo:font-size="10.5pt" fo:font-weight="bold" fo:background-color="transparent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.5pt" fo:font-weight="bold" fo:background-color="transparent" style:font-size-asian="10.5pt" style:font-weight-asian="bold" style:font-size-complex="10.5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ize="10.5pt" fo:font-style="italic" fo:font-weight="normal" fo:background-color="#ff9999" style:font-size-asian="10.5pt" style:font-style-asian="italic" style:font-weight-asian="normal" style:font-size-complex="10.5pt" style:font-style-complex="italic" style:font-weight-complex="normal"/>
    </style:style>
    <style:style style:name="P50" style:family="paragraph" style:parent-style-name="Standard">
      <style:paragraph-properties fo:margin-left="0.635cm" fo:margin-right="0cm" fo:text-align="justify" style:justify-single-word="false" fo:text-indent="0.614cm" style:auto-text-indent="false"/>
      <style:text-properties style:font-name="Arial" fo:font-size="11pt" style:font-size-asian="11pt" style:font-size-complex="11pt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P52" style:family="paragraph" style:parent-style-name="Default" style:list-style-name="L1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3" style:family="paragraph" style:parent-style-name="Default" style:list-style-name="L2">
      <style:paragraph-properties fo:text-align="justify" style:justify-single-word="false"/>
      <style:text-properties style:use-window-font-color="true" style:font-name="Arial" fo:font-size="11pt" fo:font-weight="normal" fo:background-color="#ffff00" style:font-size-asian="11pt" style:font-weight-asian="normal" style:font-size-complex="11pt" style:font-weight-complex="normal"/>
    </style:style>
    <style:style style:name="T1" style:family="text">
      <style:text-properties fo:background-color="transparen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fo:background-color="#ffff0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fo:background-color="#ff9999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letter-spacing="-0.005cm" fo:background-color="#ffff00"/>
    </style:style>
    <style:style style:name="T9" style:family="text">
      <style:text-properties fo:font-size="9pt" style:text-underline-style="none" fo:background-color="#ffff00" style:font-size-asian="9pt" style:font-size-complex="9pt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Arial" fo:font-size="11pt" fo:background-color="#ffff00" style:font-size-asian="11pt" style:font-size-complex="11pt"/>
    </style:style>
    <style:style style:name="T14" style:family="text">
      <style:text-properties style:font-name="Arial" fo:font-size="11pt" fo:background-color="#99ffff" style:font-size-asian="11pt" style:font-size-complex="11pt"/>
    </style:style>
    <style:style style:name="T15" style:family="text">
      <style:text-properties style:font-name="Arial" fo:font-size="11pt" fo:font-weight="normal" fo:background-color="#99ffff" style:font-size-asian="11pt" style:font-weight-asian="normal" style:font-size-complex="11pt" style:font-weight-complex="normal"/>
    </style:style>
    <style:style style:name="T16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style:font-name="Arial" fo:font-size="11pt" style:text-underline-style="none" fo:font-weight="normal" fo:background-color="#ffff99" style:font-size-asian="11pt" style:font-weight-asian="normal" style:font-size-complex="11pt" style:font-weight-complex="normal"/>
    </style:style>
    <style:style style:name="T18" style:family="text"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style:font-name="Arial" style:text-underline-style="none" fo:font-weight="normal" style:font-weight-asian="normal" style:font-weight-complex="normal"/>
    </style:style>
    <style:style style:name="T20" style:family="tex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Arial" fo:font-style="italic" style:text-underline-style="none" fo:font-weight="normal" fo:background-color="#ffff99" style:font-style-asian="italic" style:font-weight-asian="normal" style:font-style-complex="italic" style:font-weight-complex="normal"/>
    </style:style>
    <style:style style:name="T22" style:family="text">
      <style:text-properties style:font-name="Arial" fo:language="it" fo:country="IT" fo:font-style="normal" style:text-underline-style="none" fo:font-weight="normal" fo:background-color="transparent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Arial" fo:font-style="normal" style:text-underline-style="none" fo:font-weight="normal" fo:background-color="#ffff99" style:font-style-asian="normal" style:font-weight-asian="normal" style:font-style-complex="normal" style:font-weight-complex="normal"/>
    </style:style>
    <style:style style:name="T25" style:family="text"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fo:background-color="#ffff00" style:font-weight-asian="bold" style:font-weight-complex="bold"/>
    </style:style>
    <style:style style:name="T31" style:family="text">
      <style:text-properties fo:background-color="#ffff00"/>
    </style:style>
    <style:style style:name="T32" style:family="text">
      <style:text-properties fo:background-color="#ff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35">RACCOMANDATA A.R al richiedente</text:p>
            <text:p text:style-name="P14">inviata a mezzo pec al tecnico</text:p>
            <text:p text:style-name="P15">oppure</text:p>
            <text:p text:style-name="P17"><text:span text:style-name="Car._20_predefinito_20_paragrafo"><text:span text:style-name="T9">inviata a mezzo pec al tecnico </text:span></text:span></text:p>
            <text:p text:style-name="P14">incaricato anche in qualità di </text:p>
            <text:p text:style-name="P14">soggetto delegato dal richiedente</text:p>
            <text:p text:style-name="P16"><text:span text:style-name="Car._20_predefinito_20_paragrafo"><text:span text:style-name="T8"/></text:span></text:p>
          </table:table-cell>
        </table:table-row>
        <table:table-row>
          <table:table-cell table:style-name="Tabella1.A1" office:value-type="string">
            <text:p text:style-name="P6">Protocollo n. _____________</text:p>
          </table:table-cell>
          <table:table-cell table:style-name="Tabella1.A1" office:value-type="string">
            <text:p text:style-name="P6">Savona, _____________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2">Da citare nella risposta:</text:span></text:span></text:p>
            <text:p text:style-name="Normale"><text:span text:style-name="Car._20_predefinito_20_paragrafo"><text:span text:style-name="T11">pratica <text:s/>[numero] - </text:span></text:span><text:span text:style-name="Car._20_predefinito_20_paragrafo"><text:span text:style-name="T13">sigla</text:span></text:span></text:p>
            <text:p text:style-name="Normale"><text:span text:style-name="Car._20_predefinito_20_paragrafo"><text:span text:style-name="T11"/></text:span></text:p>
            <text:p text:style-name="Normale"><text:span text:style-name="Car._20_predefinito_20_paragrafo"><text:span text:style-name="T14">classifica 06-03</text:span></text:span></text:p>
            <text:p text:style-name="Normale"><text:span text:style-name="Car._20_predefinito_20_paragrafo"><text:span text:style-name="T15">fascicolo: [anno_fascicolo] /[fascicolo].[sub_fascicolo]</text:span></text:span></text:p>
            <text:p text:style-name="Normale"><text:span text:style-name="Car._20_predefinito_20_paragrafo"><text:span text:style-name="T15">da eliminare x lettere prisma</text:span></text:span>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Sig. [richiedenti.nominativo;block=tbs:row;]</text:p>
            <text:p text:style-name="P30">[richiedenti.indirizzo]</text:p>
            <text:p text:style-name="P30">[richiedenti.cap] [richiedenti.comune] ([richiedenti.prov])</text:p>
            <text:p text:style-name="P30">in qualità di [richiedenti.titolo]</text:p>
            <text:p text:style-name="P30">della [richiedenti.ragsoc]</text:p>
            <text:p text:style-name="P30">[richiedenti.sede]</text:p>
            <text:p text:style-name="P30">[richiedenti.capd] [richiedenti.comuned] ([richiedenti.provd])</text:p>
            <text:p text:style-name="P19">[richiedenti.pec]</text:p>
            <text:p text:style-name="P30"/>
          </table:table-cell>
        </table:table-row>
        <table:table-row>
          <table:table-cell table:style-name="Tabella6.A1" office:value-type="string">
            <text:p text:style-name="P28">Allegati: //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[progettisti.nominativo;block=tbs:row;]</text:p>
            <text:p text:style-name="P30">[progettisti.indirizzo]</text:p>
            <text:p text:style-name="P27"><text:span text:style-name="Car._20_predefinito_20_paragrafo"><text:span text:style-name="T10">[progettisti.cap] [progettisti.comune] ([progettisti.prov])</text:span></text:span></text:p>
            <text:p text:style-name="P27"><text:span text:style-name="Car._20_predefinito_20_paragrafo"><text:span text:style-name="T10">[progettisti.pec]</text:span></text:span></text:p>
            <text:p text:style-name="P27"><text:span text:style-name="Car._20_predefinito_20_paragrafo"><text:span text:style-name="T11"/></text:span></text:p>
          </table:table-cell>
        </table:table-row>
      </table:table>
      <text:p text:style-name="P2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8">Oggetto:</text:p>
          </table:table-cell>
          <table:table-cell table:style-name="Tabella3.A1" office:value-type="string">
            <text:p text:style-name="P9"><text:span text:style-name="Car._20_predefinito_20_paragrafo"><text:span text:style-name="T10">Comunicazione ai sensi dell'art. 22 della L.R. 16/08 e s.m.i. <text:s/>presentata in data [data_presentazione] e recepita agli atti al prot. n° [protocollo] del [data_protocollo] relativa alla [oggetto] presso [ubicazione]. - richiesta di documentazione integrativa.</text:span></text:span></text:p>
          </table:table-cell>
        </table:table-row>
      </table:table>
      <text:p text:style-name="P8"><text:span text:style-name="T6"><text:tab/></text:span><text:span text:style-name="T19"> </text:span></text:p>
      <text:p text:style-name="P8"><text:span text:style-name="T6"><text:tab/></text:span><text:span text:style-name="T19">Si ri</text:span><text:span text:style-name="T16">scontra la comunicazione in oggetto </text:span></text:p>
      <text:p text:style-name="P8"><text:span text:style-name="T16">e rilevato che le opere sono state eseguite in data </text:span><text:span text:style-name="T17">…. , </text:span><text:span text:style-name="T16"><text:s/>ovvero tra <text:s/>il 17 marzo 1985 e il 1 gennaio 2005, è necessario integrare la stessa, con la ricevuta del </text:span><text:span text:style-name="T23">versamento della somma di </text:span><text:span text:style-name="T25">€ 172,15</text:span><text:span text:style-name="T23"> dovuta in applicazione di quanto disposto al comma 3 dell'art. 22 della L.R. 16/2008; l'importo <text:s/>è da versarsi entro </text:span><text:span text:style-name="T25">entro 10 giorni dal ricevimento della presente, </text:span><text:span text:style-name="T23">sul c/c bancario del Comune di Savona <text:s/>n° </text:span><text:span text:style-name="T22">2597290</text:span><text:span text:style-name="T23"> (codice IBAN </text:span><text:span text:style-name="T22">IT91 Y061 7510 6100 0000 2597290</text:span><text:span text:style-name="T23">) acceso presso la </text:span><text:span text:style-name="T22">Banca Carige Spa</text:span><text:span text:style-name="T23"> indicando come causale </text:span><text:span text:style-name="T20">“ settore 4 - somma dovuta ai sensi comma e art. 22 L.R. 16/2008 – immobile in via </text:span><text:span text:style-name="T21">…........</text:span><text:span text:style-name="Car._20_predefinito_20_paragrafo"><text:span text:style-name="T18">”</text:span></text:span><text:span text:style-name="T24">; <text:s/></text:span></text:p>
      <text:p text:style-name="P24">e verificata la documentazione allegata, si comunica che è necessario integrare la stessa con la seguente documentazione: </text:p>
      <text:p text:style-name="P24"/>
      <text:list xml:id="list356726928493849685" text:style-name="L2">
        <text:list-item>
          <text:p text:style-name="P42">relazione descrittiva delle opere e dichiarazione della sussistenza dei requisiti igienico-sanitari e di sicurezza, sottoscritta da tecnico abilitato; </text:p>
        </text:list-item>
        <text:list-item>
          <text:p text:style-name="P46">dichiarazione sostitutiva di notorietà ( autocertificazione ) resa dal proprietario, o altro soggetto titolato, <text:s/>attestante la data di esecuzione delle opere oggetto di regolarizzazione;</text:p>
          <text:p text:style-name="P46"/>
        </text:list-item>
        <text:list-item>
          <text:p text:style-name="P46"><text:soft-page-break/>elaborati grafici rappresentanti: </text:p>
          <text:p text:style-name="P46">- progetto autorizzato o situazione legittimata, con relativa documentazione a dimostrazione di quanto verificato ( ad es. copia del titolo edilizio, copia primo accatastamento, eccc..);</text:p>
          <text:p text:style-name="P46">- elaborati grafici rappresentanti lo stato attuale, (planimetria, eventuali sezioni e/o prospetti, ove necessario) <text:s/>debitamente quotati, con indicazione delle destinazioni d'uso effettive;</text:p>
          <text:p text:style-name="P46">- elaborati grafici di raffronto <text:s text:c="2"/>(planimetria, eventuali sezioni e/o prospetti, ove necessario), con le colorazioni convenzionali delle opere realizzate ( rosso) e delle demolizioni ( giallo);</text:p>
        </text:list-item>
        <text:list-item>
          <text:p text:style-name="P46">documentazione fotografica di insieme e di dettaglio delle opere da regolarizzare; </text:p>
          <text:p text:style-name="P53"/>
        </text:list-item>
      </text:list>
      <text:p text:style-name="P47"><text:s text:c="5"/><text:tab/>Si comunica che sino all’avvenuta acquisizione di quanto sopra richiesto, la comunicazione da presentata, è priva di <text:s/>qualunque effetto ai fini urbanistici ed amministrativi. </text:p>
      <text:p text:style-name="P49"/>
      <text:p text:style-name="P48"><text:tab/>Pertanto, l'istanza di regolarizzazione in oggetto, dovrà essere integrata con la documentazione sopra indicata <text:span text:style-name="T28">entro 30 giorni</text:span> dal ricevimento della presente.</text:p>
      <text:p text:style-name="P51"/>
      <text:p text:style-name="P44"><text:span text:style-name="T6"><text:tab/></text:span><text:span text:style-name="T29">In caso di inottemperanza nei termini sopra definiti, la comunicazione, risulterà inefficace e verranno attivate le procedure di legge.</text:span></text:p>
      <text:p text:style-name="P45"/>
      <text:p text:style-name="P38"/>
      <text:p text:style-name="P40"><text:span text:style-name="T16"><text:tab/>Distinti saluti.</text:span></text:p>
      <text:p text:style-name="P3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2"/>
          </table:table-cell>
        </table:table-row>
        <table:table-row table:style-name="Tabella4.1">
          <table:table-cell table:style-name="Tabella4.A1" office:value-type="string">
            <text:p text:style-name="P32"/>
          </table:table-cell>
          <table:table-cell table:style-name="Tabella4.A1" office:value-type="string">
            <text:p text:style-name="P33">Il Dirigente</text:p>
            <text:p text:style-name="P33">Arch. Giovanna Macario</text:p>
          </table:table-cell>
        </table:table-row>
      </table:table>
      <text:p text:style-name="P21"/>
      <text:p text:style-name="P22">REFERENTI PER LA PRATICA:</text:p>
      <text:p text:style-name="P22">Istruttore della pratica: <text:span text:style-name="T7">[istruttore_tecnico] ( tel. </text:span><text:span text:style-name="T31">0198310 <text:s text:c="8"/>)</text:span></text:p>
      <text:p text:style-name="P22">Responsabile del <text:span text:style-name="T32">Servizio Edilizia Privata Arch. Antonella Marino</text:span></text:p>
      <text:p text:style-name="P23">Responsabile dell'U.O. Edilizia certificata Arch. Caterina Cur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color="#00ff00" fo:font-size="12pt" style:font-size-asian="12pt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writing-mode="lr-tb"/>
      <style:text-properties fo:color="#000000" style:font-name="Times New Roman" fo:font-size="12pt" fo:language="it" fo:country="IT" style:font-name-asian="Times New Roman" style:font-size-asian="12pt" style:font-name-complex="Times New Roman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07cm" fo:margin-left="0.019cm" fo:margin-right="-0.026cm" table:align="margins" style:writing-mode="lr-tb"/>
    </style:style>
    <style:style style:name="Tabella2.A" style:family="table-column">
      <style:table-column-properties style:column-width="4.33cm" style:rel-column-width="16686*"/>
    </style:style>
    <style:style style:name="Tabella2.B" style:family="table-column">
      <style:table-column-properties style:column-width="4.112cm" style:rel-column-width="15843*"/>
    </style:style>
    <style:style style:name="Tabella2.C" style:family="table-column">
      <style:table-column-properties style:column-width="3.681cm" style:rel-column-width="14184*"/>
    </style:style>
    <style:style style:name="Tabella2.D" style:family="table-column">
      <style:table-column-properties style:column-width="4.884cm" style:rel-column-width="18822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ext:p text:style-name="MP6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2.A1" office:value-type="string">
              <text:p text:style-name="MP7">Dirigente:</text:p>
            </table:table-cell>
            <table:table-cell table:style-name="Tabella2.D1" office:value-type="string">
              <text:p text:style-name="MP7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8">corso Italia 19 <text:s/>- <text:s text:c="2"/>17100 Savona</text:p>
            </table:table-cell>
            <table:table-cell table:style-name="Tabella2.B2" office:value-type="string">
              <text:p text:style-name="MP8"/>
            </table:table-cell>
            <table:table-cell table:style-name="Tabella2.A2" office:value-type="string">
              <text:p text:style-name="MP8"/>
            </table:table-cell>
            <table:table-cell table:style-name="Tabella2.D2" office:value-type="string">
              <text:p text:style-name="MP9"/>
            </table:table-cell>
          </table:table-row>
          <table:table-row table:style-name="Tabella2.1">
            <table:table-cell table:style-name="Tabella2.A2" office:value-type="string">
              <text:p text:style-name="MP8">Posta certificata </text:p>
            </table:table-cell>
            <table:table-cell table:style-name="Tabella2.B2" office:value-type="string">
              <text:p text:style-name="MP8">posta@pec.comune.savona.it</text:p>
            </table:table-cell>
            <table:table-cell table:style-name="Tabella2.A2" office:value-type="string">
              <text:p text:style-name="MP8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4" office:value-type="string">
              <text:p text:style-name="MP8"/>
            </table:table-cell>
            <table:table-cell table:style-name="Tabella2.B4" office:value-type="string">
              <text:p text:style-name="MP8">Tel. 019-831<text:span text:style-name="MT1">01</text:span></text:p>
            </table:table-cell>
            <table:table-cell table:style-name="Tabella2.A4" office:value-type="string">
              <text:p text:style-name="MP8">Orario:</text:p>
            </table:table-cell>
            <table:table-cell table:style-name="Tabella2.D4" office:value-type="string">
              <text:p text:style-name="MP8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8-10-25T13:00:51.55</dc:date>
    <meta:print-date>2013-02-20T09:35:00</meta:print-date>
    <meta:editing-cycles>60</meta:editing-cycles>
    <meta:editing-duration>PT5H41M19S</meta:editing-duration>
    <meta:generator>OpenOffice/4.1.0$Win32 OpenOffice.org_project/410m18$Build-9764</meta:generator>
    <meta:document-statistic meta:table-count="5" meta:image-count="1" meta:object-count="0" meta:page-count="2" meta:paragraph-count="62" meta:word-count="528" meta:character-count="4027"/>
  </office:meta>
</office:document-meta>
</file>